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0f3" officeooo:paragraph-rsid="0004b0f3" style:font-weight-asian="bold" style:font-weight-complex="bold"/>
    </style:style>
    <style:style style:name="P2" style:family="paragraph" style:parent-style-name="Standard">
      <style:text-properties fo:font-weight="bold" officeooo:rsid="00064c0f" officeooo:paragraph-rsid="00064c0f" style:font-weight-asian="bold" style:font-weight-complex="bold"/>
    </style:style>
    <style:style style:name="P3" style:family="paragraph" style:parent-style-name="Standard">
      <style:text-properties fo:font-weight="bold" officeooo:rsid="00082fa0" officeooo:paragraph-rsid="00082fa0" style:font-weight-asian="bold" style:font-weight-complex="bold"/>
    </style:style>
    <style:style style:name="P4" style:family="paragraph" style:parent-style-name="Standard">
      <style:text-properties officeooo:paragraph-rsid="0004b0f3"/>
    </style:style>
    <style:style style:name="P5" style:family="paragraph" style:parent-style-name="Standard">
      <style:text-properties officeooo:paragraph-rsid="00064c0f"/>
    </style:style>
    <style:style style:name="P6" style:family="paragraph" style:parent-style-name="Standard">
      <style:text-properties officeooo:rsid="00064c0f" officeooo:paragraph-rsid="00064c0f"/>
    </style:style>
    <style:style style:name="P7" style:family="paragraph" style:parent-style-name="Standard">
      <style:text-properties officeooo:rsid="00082fa0" officeooo:paragraph-rsid="00082fa0"/>
    </style:style>
    <style:style style:name="P8" style:family="paragraph" style:parent-style-name="Standard">
      <style:text-properties officeooo:paragraph-rsid="00082fa0"/>
    </style:style>
    <style:style style:name="P9" style:family="paragraph" style:parent-style-name="Standard">
      <style:text-properties fo:font-weight="normal" officeooo:rsid="00082fa0" officeooo:paragraph-rsid="00082fa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0f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b0f3" style:font-weight-asian="normal" style:font-weight-complex="normal"/>
    </style:style>
    <style:style style:name="T5" style:family="text">
      <style:text-properties fo:font-weight="normal" officeooo:rsid="00064c0f" style:font-weight-asian="normal" style:font-weight-complex="normal"/>
    </style:style>
    <style:style style:name="T6" style:family="text">
      <style:text-properties fo:font-weight="normal" officeooo:rsid="00082fa0" style:font-weight-asian="normal" style:font-weight-complex="normal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S</text:p>
      <text:p text:style-name="P4"><text:span text:style-name="T2">Сценарий 1: </text:span><text:span text:style-name="T4">получения списка авиарейсов по датам и направлениям</text:span></text:p>
      <text:p text:style-name="P1">Последовательность действий: </text:p>
      <text:p text:style-name="P1"><text:span text:style-name="T3">1. с главной перейти по ссылке на страницу с авиарейсами</text:span></text:p>
      <text:p text:style-name="P1"><text:span text:style-name="T3">2. вбить указанные даты и(или) направления, нажать кнопку «искать»</text:span></text:p>
      <text:p text:style-name="P2"><text:span text:style-name="T3">3. выпадет список с авиарейсами, удовлетворяющим заданному фильтру</text:span></text:p>
      <text:p text:style-name="P1"><text:span text:style-name="T3"/></text:p>
      <text:p text:style-name="P2">Сценарий 2:<text:span text:style-name="T3"> получение информации о ценах билетов и наличии свободных мест</text:span></text:p>
      <text:p text:style-name="P2">Последовательность действий:</text:p>
      <text:p text:style-name="P2"><text:span text:style-name="T3">1. найти нужный рейс как описано в «сценарии 1»</text:span></text:p>
      <text:p text:style-name="P5"><text:span text:style-name="T5">2. далее нажать кнопку рядом с нужным рейсом «информация о билетах»</text:span></text:p>
      <text:p text:style-name="P5"><text:span text:style-name="T5"/></text:p>
      <text:p text:style-name="P6"><text:span text:style-name="T1">Сценарий 3:</text:span><text:span text:style-name="T3"> получение списка клиентов по заданым характеристикам</text:span></text:p>
      <text:p text:style-name="P2">Последовательность действий:</text:p>
      <text:p text:style-name="P6"><text:span text:style-name="T3">1. с главной страницы перейти по ссылке на страницу «клиенты»</text:span></text:p>
      <text:p text:style-name="P6"><text:span text:style-name="T3">2. заполнить поля, по которым будет выполняться поиск клиентов</text:span></text:p>
      <text:p text:style-name="P6"><text:span text:style-name="T3">3. нажать кнопку «искать»</text:span></text:p>
      <text:p text:style-name="P6"><text:span text:style-name="T3"/></text:p>
      <text:p text:style-name="P6"><text:span text:style-name="T1">Сценарий 4: </text:span><text:span text:style-name="T3">получение истории заказов клиентов, в т.ч. об использовании бонусов</text:span></text:p>
      <text:p text:style-name="P2">Последовательность действий:</text:p>
      <text:p text:style-name="P6"><text:span text:style-name="T3">1. с главной страницы перейти по ссылке на страницу «клиенты»</text:span></text:p>
      <text:p text:style-name="P6"><text:span text:style-name="T3">2. используя фильтр по ФИО и email найти нужного клиента (как в «сценарии 3»)</text:span></text:p>
      <text:p text:style-name="P6"><text:span text:style-name="T3">3. далее нажать на кнопку «посмотреть историю транзакций»</text:span></text:p>
      <text:p text:style-name="P6"><text:span text:style-name="T3">4. это переведет на страницу с историей транзакций данного клиента</text:span></text:p>
      <text:p text:style-name="P6"><text:span text:style-name="T3"/></text:p>
      <text:p text:style-name="P3">Сценарий 5:<text:span text:style-name="T3"> заказ и оплата билетов на выбранный рейс</text:span></text:p>
      <text:p text:style-name="P3">Последовательность действий:</text:p>
      <text:p text:style-name="P3"><text:span text:style-name="T3">1. Переходим на страницу с авиарейсами</text:span></text:p>
      <text:p text:style-name="P3"><text:span text:style-name="T3">2. используя фильтр находим нужный рейс</text:span></text:p>
      <text:p text:style-name="P3"><text:span text:style-name="T3">3. нажимаем кнопку «информация о билета»</text:span></text:p>
      <text:p text:style-name="P3"><text:span text:style-name="T3">4. в случае наличия билетов нажимаем кнопку купить билет рядом с записью о билетах нужного класса. Это переводит на страницу заказа билетов</text:span></text:p>
      <text:p text:style-name="P8"><text:span text:style-name="T6">5. Вводим ФИО и email клиента, нажимаем кнопку «подтвердить», что переводит на страницу оплаты</text:span></text:p>
      <text:p text:style-name="P7"><text:span text:style-name="T3">6. Далее выбираем бонусную карту, если хотим использовать для частичной оплаты билета</text:span></text:p>
      <text:p text:style-name="P7"><text:span text:style-name="T3">7. Вводим данные банковской карты</text:span></text:p>
      <text:p text:style-name="P7"><text:span text:style-name="T3">8. нажимаем «оплатить»</text:span></text:p>
      <text:p text:style-name="P7"><text:span text:style-name="T3"/></text:p>
      <text:p text:style-name="P3">Сценарий 6:<text:span text:style-name="T3"> добавление нового клиента/рейса</text:span></text:p>
      <text:p text:style-name="P3">Последовательность действий:</text:p>
      <text:p text:style-name="P7"><text:span text:style-name="T3">1. Переходим по ссылке на страницу клиенты/авиарейсы</text:span></text:p>
      <text:p text:style-name="P7"><text:span text:style-name="T3">2. Нажимаем кнопку «добавить клиента/авиарейс», это переводит на страницу редактирования</text:span></text:p>
      <text:p text:style-name="P7"><text:span text:style-name="T3">3. Заполняем все формы, необходимые для внесения информации о новом клиенте/рейсе</text:span></text:p>
      <text:p text:style-name="P7"><text:span text:style-name="T3">4. Нажимаем кнопку «изменить»</text:span></text:p>
      <text:p text:style-name="P7"><text:span text:style-name="T3"/></text:p>
      <text:p text:style-name="P3">Сценарий 7:<text:span text:style-name="T3"> изменение информации о рейсе</text:span></text:p>
      <text:p text:style-name="P3">Последовательность действий:</text:p>
      <text:p text:style-name="P9">1. Переходм по ссылке на страницу авиарейсы.</text:p>
      <text:p text:style-name="P9">2. Используя фильтр ищем нужный авиарейс.</text:p>
      <text:p text:style-name="P9"><text:soft-page-break/>3. Нажимаем рядом с ним кнопку «редактировать информацию о рейсе»</text:p>
      <text:p text:style-name="P9">4. На странице редактирования в те поля которые хотим изменить вносим новые значения</text:p>
      <text:p text:style-name="P9">5. Нажимаем кнопку «изменить»</text:p>
      <text:p text:style-name="P7"><text:span text:style-name="T3"/></text:p>
      <text:p text:style-name="P7"><text:span text:style-name="T3"/></text:p>
      <text:p text:style-name="P7"><text:span text:style-name="T3"/></text:p>
      <text:p text:style-name="P3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1:29:39.186794765</meta:creation-date>
    <dc:date>2022-02-28T01:57:59.862466056</dc:date>
    <meta:editing-duration>PT28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333" meta:character-count="2334" meta:non-whitespace-character-count="2044"/>
  </office:meta>
</office:document-meta>
</file>